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ource Sans Pro" svg:font-family="'Source Sans Pro', 'Helvetica Neue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551eb" officeooo:paragraph-rsid="001551eb"/>
    </style:style>
    <style:style style:name="P2" style:family="paragraph" style:parent-style-name="Standard">
      <style:text-properties officeooo:rsid="00171f0e" officeooo:paragraph-rsid="00171f0e"/>
    </style:style>
    <style:style style:name="P3" style:family="paragraph" style:parent-style-name="Sender" style:list-style-name="L1">
      <style:paragraph-properties fo:orphans="2" fo:widows="2"/>
      <style:text-properties fo:font-variant="normal" fo:text-transform="none" fo:color="#ff3333" style:text-line-through-style="solid" style:text-line-through-type="single" style:font-name="Source Sans Pro" fo:font-size="10.5pt" fo:letter-spacing="normal" fo:font-style="normal" fo:font-weight="normal" officeooo:rsid="00135101" officeooo:paragraph-rsid="00135101"/>
    </style:style>
    <style:style style:name="P4" style:family="paragraph" style:parent-style-name="Sender" style:list-style-name="L1">
      <style:paragraph-properties fo:orphans="2" fo:widows="2"/>
      <style:text-properties fo:font-variant="normal" fo:text-transform="none" fo:color="#454545" style:font-name="Source Sans Pro" fo:font-size="10.5pt" fo:letter-spacing="normal" fo:font-style="normal" fo:font-weight="normal"/>
    </style:style>
    <style:style style:name="P5" style:family="paragraph" style:parent-style-name="Sender" style:list-style-name="L1">
      <style:paragraph-properties fo:orphans="2" fo:widows="2"/>
      <style:text-properties fo:font-variant="normal" fo:text-transform="none" fo:color="#ff3300" style:text-line-through-style="solid" style:text-line-through-type="single" style:font-name="Source Sans Pro" fo:font-size="10.5pt" fo:letter-spacing="normal" fo:font-style="normal" fo:font-weight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58512898331946510" text:style-name="L1">
        <text:list-item>
          <text:p text:style-name="P3">K- MEANS ALGORITHM – BASIC IMPLEMENTATION</text:p>
        </text:list-item>
        <text:list-item>
          <text:p text:style-name="P3">DELIVER ON TIME</text:p>
        </text:list-item>
        <text:list-item>
          <text:p text:style-name="P4"><text:bookmark text:name="yui_3_17_2_1_1513197054084_45"/><text:bookmark text:name="yui_3_17_2_1_1513197054084_44"/>Exploration and discussion of hyperparameter tuning (e.g. the number of k groups to cluster the data into) [up to 10 marks]</text:p>
        </text:list-item>
        <text:list-item>
          <text:p text:style-name="P4"><text:bookmark text:name="yui_3_17_2_1_1513197054084_47"/><text:bookmark text:name="yui_3_17_2_1_1513197054084_46"/>Comparative evaluation of clustering technique with existing implementations (e.g. mllib) [up to 10 marks]</text:p>
        </text:list-item>
        <text:list-item>
          <text:p text:style-name="P4">Bringing in additional datasets from stackoverflow, such as user badges, to aid in clustering [up to 5 marks]</text:p>
        </text:list-item>
        <text:list-item>
          <text:p text:style-name="P5">Cluster additional datasets (such as posts) [up to 10 marks]</text:p>
        </text:list-item>
      </text:list>
      <text:p text:style-name="Standard"/>
      <text:p text:style-name="Standard"/>
      <text:p text:style-name="Standard"/>
      <text:p text:style-name="P1">[716.239216370322<text:tab/>1.878628544935212, 3188.7685718470257<text:tab/>2.2437647625124537, 12860.87150300533<text:tab/>2.8567913637215003]</text:p>
      <text:p text:style-name="P1"/>
      <text:p text:style-name="P2">[719.0985034062214<text:tab/>1.8790828151498913, 3216.926032765136<text:tab/>2.2463559151375874, 12986.601464215822<text:tab/>2.8784945485043334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ource Sans Pro" svg:font-family="'Source Sans Pro', 'Helvetica Neue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thanasios Gkanos</meta:initial-creator>
    <meta:creation-date>2017-12-13T20:32:25.192905780</meta:creation-date>
    <dc:date>2017-12-14T23:00:35.950632665</dc:date>
    <dc:creator>Athanasios Gkanos</dc:creator>
    <meta:editing-duration>PT3H25M50S</meta:editing-duration>
    <meta:editing-cycles>3</meta:editing-cycles>
    <meta:generator>LibreOffice/5.0.6.2$Linux_X86_64 LibreOffice_project/00$Build-2</meta:generator>
    <meta:document-statistic meta:table-count="0" meta:image-count="0" meta:object-count="0" meta:page-count="1" meta:paragraph-count="8" meta:word-count="89" meta:character-count="694" meta:non-whitespace-character-count="618"/>
  </office:meta>
</office:document-meta>
</file>